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9a38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a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Czigler, Ferenc</meta:initial-creator>
    <meta:creation-date>2018-01-01T17:18:00Z</meta:creation-date>
    <dc:date>2025-04-04T16:02:37.739221600</dc:date>
    <meta:print-date>2023-11-01T17:13:57.502000000</meta:print-date>
    <meta:editing-cycles>334</meta:editing-cycles>
    <meta:editing-duration>PT15H35M8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